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07cm" fo:margin-left="0.09cm" table:align="left"/>
    </style:style>
    <style:style style:name="Table1.A" style:family="table-column">
      <style:table-column-properties style:column-width="4.736cm"/>
    </style:style>
    <style:style style:name="Table1.B" style:family="table-column">
      <style:table-column-properties style:column-width="3.334cm"/>
    </style:style>
    <style:style style:name="Table1.C" style:family="table-column">
      <style:table-column-properties style:column-width="0.383cm"/>
    </style:style>
    <style:style style:name="Table1.D" style:family="table-column">
      <style:table-column-properties style:column-width="0.085cm"/>
    </style:style>
    <style:style style:name="Table1.E" style:family="table-column">
      <style:table-column-properties style:column-width="3.801cm"/>
    </style:style>
    <style:style style:name="Table1.G" style:family="table-column">
      <style:table-column-properties style:column-width="0.767cm"/>
    </style:style>
    <style:style style:name="Table1.A1" style:family="table-cell">
      <style:table-cell-properties fo:padding="0.097cm" fo:border="0.5pt solid #b2b2b2" style:writing-mode="page"/>
    </style:style>
    <style:style style:name="Table1.A2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D2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3" style:family="table-row">
      <style:table-row-properties style:min-row-height="0.99cm"/>
    </style:style>
    <style:style style:name="Table1.A3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1.A5" style:family="table-cell">
      <style:table-cell-properties fo:padding="0.097cm" fo:border-left="0.5pt solid #b2b2b2" fo:border-right="none" fo:border-top="none" fo:border-bottom="none" style:writing-mode="page"/>
    </style:style>
    <style:style style:name="Table1.B5" style:family="table-cell">
      <style:table-cell-properties fo:padding="0.097cm" fo:border-left="none" fo:border-right="none" fo:border-top="none" fo:border-bottom="0.5pt solid #b2b2b2" style:writing-mode="page"/>
    </style:style>
    <style:style style:name="Table1.G5" style:family="table-cell">
      <style:table-cell-properties fo:padding="0.097cm" fo:border-left="none" fo:border-right="0.5pt solid #b2b2b2" fo:border-top="none" fo:border-bottom="none" style:writing-mode="page"/>
    </style:style>
    <style:style style:name="Table1.B7" style:family="table-cell">
      <style:table-cell-properties fo:padding="0.097cm" fo:border="none" style:writing-mode="page"/>
    </style:style>
    <style:style style:name="Table1.9" style:family="table-row">
      <style:table-row-properties style:row-height="0.801cm"/>
    </style:style>
    <style:style style:name="Table1.17" style:family="table-row">
      <style:table-row-properties style:min-row-height="0.801cm"/>
    </style:style>
    <style:style style:name="Table1.B19" style:family="table-cell">
      <style:table-cell-properties fo:padding="0.097cm" fo:border-left="none" fo:border-right="0.5pt solid #b2b2b2" fo:border-top="none" fo:border-bottom="0.5pt solid #b2b2b2" style:writing-mode="page"/>
    </style:style>
    <style:style style:name="Table1.22" style:family="table-row">
      <style:table-row-properties style:min-row-height="3.81cm"/>
    </style:style>
    <style:style style:name="P1" style:family="paragraph" style:parent-style-name="Table_20_Contents">
      <style:text-properties style:font-name="FreeSans" officeooo:rsid="001458d1"/>
    </style:style>
    <style:style style:name="P2" style:family="paragraph" style:parent-style-name="Table_20_Contents">
      <style:paragraph-properties fo:text-align="start" style:justify-single-word="false"/>
      <style:text-properties style:font-name="FreeSans" officeooo:rsid="001458d1" officeooo:paragraph-rsid="0015d1ae"/>
    </style:style>
    <style:style style:name="P3" style:family="paragraph" style:parent-style-name="Table_20_Contents">
      <style:paragraph-properties fo:text-align="start" style:justify-single-word="false"/>
      <style:text-properties style:font-name="FreeSans" officeooo:rsid="001458d1" officeooo:paragraph-rsid="001458d1"/>
    </style:style>
    <style:style style:name="P4" style:family="paragraph" style:parent-style-name="Table_20_Contents">
      <style:paragraph-properties fo:text-align="start" style:justify-single-word="false"/>
      <style:text-properties style:font-name="FreeSans" officeooo:rsid="001458d1" officeooo:paragraph-rsid="00177f6a"/>
    </style:style>
    <style:style style:name="P5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21bb45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1pt" officeooo:rsid="0016a592" officeooo:paragraph-rsid="0024266d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eeSans" fo:font-size="11pt" officeooo:rsid="001458d1" officeooo:paragraph-rsid="0015d1ae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FreeSans" fo:font-size="11pt" officeooo:rsid="002296d5" officeooo:paragraph-rsid="002296d5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FreeSans" fo:font-size="11pt" officeooo:rsid="002296d5" officeooo:paragraph-rsid="002296d5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1pt" officeooo:rsid="002cf3ad" officeooo:paragraph-rsid="002cf3ad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442d9b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1pt" officeooo:rsid="00490ca6" officeooo:paragraph-rsid="00490ca6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1pt" officeooo:rsid="004ad180" officeooo:paragraph-rsid="004ad180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  <style:text-properties style:font-name="FreeSans" fo:font-size="11pt" officeooo:rsid="004ad180" officeooo:paragraph-rsid="004ad180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21bb45" officeooo:paragraph-rsid="0021bb45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2296d5" officeooo:paragraph-rsid="002296d5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16a592" officeooo:paragraph-rsid="0016a592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0pt" officeooo:rsid="0036065d" officeooo:paragraph-rsid="0036065d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FreeSans" style:text-underline-style="solid" style:text-underline-width="auto" style:text-underline-color="font-color" officeooo:rsid="0055285c" officeooo:paragraph-rsid="0055285c"/>
    </style:style>
    <style:style style:name="P25" style:family="paragraph" style:parent-style-name="Table_20_Contents">
      <style:paragraph-properties fo:text-align="start" style:justify-single-word="false"/>
      <style:text-properties officeooo:paragraph-rsid="0041ab96"/>
    </style:style>
    <style:style style:name="T1" style:family="text">
      <style:text-properties officeooo:rsid="0016a592"/>
    </style:style>
    <style:style style:name="T2" style:family="text">
      <style:text-properties officeooo:rsid="0017cda2"/>
    </style:style>
    <style:style style:name="T3" style:family="text">
      <style:text-properties fo:font-size="11pt" officeooo:rsid="0017cda2" style:font-size-asian="11pt" style:font-size-complex="11pt"/>
    </style:style>
    <style:style style:name="T4" style:family="text">
      <style:text-properties fo:font-size="11pt" officeooo:rsid="0018737d" style:font-size-asian="11pt" style:font-size-complex="11pt"/>
    </style:style>
    <style:style style:name="T5" style:family="text">
      <style:text-properties fo:font-weight="bold" officeooo:rsid="001511dd" style:font-weight-asian="bold" style:font-weight-complex="bold"/>
    </style:style>
    <style:style style:name="T6" style:family="text">
      <style:text-properties fo:font-weight="bold" officeooo:rsid="0041ab96" style:font-weight-asian="bold" style:font-weight-complex="bold"/>
    </style:style>
    <style:style style:name="T7" style:family="text">
      <style:text-properties fo:font-weight="bold" officeooo:rsid="0016a592" style:font-weight-asian="bold" style:font-weight-complex="bold"/>
    </style:style>
    <style:style style:name="T8" style:family="text">
      <style:text-properties officeooo:rsid="0048a433"/>
    </style:style>
    <style:style style:name="T9" style:family="text">
      <style:text-properties officeooo:rsid="0055285c"/>
    </style:style>
    <style:style style:name="T10" style:family="text">
      <style:text-properties style:font-name="FreeSans" officeooo:rsid="0016a592"/>
    </style:style>
    <style:style style:name="T11" style:family="text">
      <style:text-properties style:font-name="FreeSans" officeooo:rsid="001458d1"/>
    </style:style>
    <style:style style:name="T12" style:family="text">
      <style:text-properties style:font-name="FreeSans" fo:font-weight="bold" officeooo:rsid="001511dd" style:font-weight-asian="bold" style:font-weight-complex="bold"/>
    </style:style>
    <style:style style:name="T13" style:family="text">
      <style:text-properties style:font-name="FreeSans" fo:font-weight="bold" officeooo:rsid="0041ab96" style:font-weight-asian="bold" style:font-weight-complex="bold"/>
    </style:style>
    <style:style style:name="T14" style:family="text">
      <style:text-properties style:font-name="FreeSans" fo:font-weight="bold" officeooo:rsid="0055285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 table:style-name="TableLine94608743164192">
          <table:table-cell table:style-name="Table1.A1" table:number-columns-spanned="7" office:value-type="string">
            <text:p text:style-name="P3"/>
            <text:p text:style-name="P25"><text:span text:style-name="T10"><text:s text:c="93"/></text:span><text:span text:style-name="T11"><text:s text:c="29"/></text:span><text:span text:style-name="T13">[</text:span><text:span text:style-name="T14">EDICION BI</text:span><text:span text:style-name="T13">]</text:span>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8743208592">
          <table:table-cell table:style-name="Table1.A2" table:number-columns-spanned="3" office:value-type="string">
            <text:p text:style-name="P4"/>
            <text:p text:style-name="P4"><text:span text:style-name="T3">NRO </text:span><text:span text:style-name="T4">COMPROBANTE:………………………..</text:span><text:span text:style-name="T3">...</text:span><text:span text:style-name="T2"> <text:s text:c="50"/></text:span></text:p>
            <text:p text:style-name="P1"/>
          </table:table-cell>
          <table:covered-table-cell/>
          <table:covered-table-cell/>
          <table:table-cell table:style-name="Table1.D2" table:number-columns-spanned="4" office:value-type="string">
            <text:p text:style-name="P4"/>
            <text:p text:style-name="P16">FECHA:…………………………..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7" office:value-type="string">
            <text:p text:style-name="P2"/>
            <text:p text:style-name="P24">MODIFICACIÓN DATOS DE BIE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8743301280">
          <table:table-cell table:style-name="Table1.A3" table:number-columns-spanned="7" office:value-type="string">
            <text:p text:style-name="P2"/>
            <text:p text:style-name="P22">Responsable de la tenencia, guarda y conserv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8743310848">
          <table:table-cell table:style-name="Table1.A5" office:value-type="string">
            <text:p text:style-name="P7"/>
            <text:p text:style-name="P7">Oficina:</text:p>
          </table:table-cell>
          <table:table-cell table:style-name="Table1.B5" table:number-columns-spanned="5" office:value-type="string">
            <text:p text:style-name="P9"/>
            <text:p text:style-name="P17">&lt;oficina compras&gt;</text:p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9"/>
          </table:table-cell>
        </table:table-row>
        <table:table-row table:style-name="TableLine94608743312736">
          <table:table-cell table:style-name="Table1.A5" office:value-type="string">
            <text:p text:style-name="P7"/>
            <text:p text:style-name="P7">Agente:</text:p>
          </table:table-cell>
          <table:table-cell table:style-name="Table1.B5" table:number-columns-spanned="5" office:value-type="string">
            <text:p text:style-name="P5"/>
            <text:p text:style-name="P17">&lt;responsable oficina compras&gt;</text:p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5"/>
          </table:table-cell>
        </table:table-row>
        <table:table-row table:style-name="TableLine94608743313568">
          <table:table-cell table:style-name="Table1.A5" office:value-type="string">
            <text:p text:style-name="P7"/>
          </table:table-cell>
          <table:table-cell table:style-name="Table1.B7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5"/>
          </table:table-cell>
        </table:table-row>
        <table:table-row table:style-name="TableLine94608743314880">
          <table:table-cell table:style-name="Table1.A3" table:number-columns-spanned="7" office:value-type="string">
            <text:p text:style-name="P6"/>
            <text:p text:style-name="P20">Datos de Adquisi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5" office:value-type="string">
            <text:p text:style-name="P10">Fecha adquisición:</text:p>
          </table:table-cell>
          <table:table-cell table:style-name="Table1.B5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5"/>
          </table:table-cell>
        </table:table-row>
        <table:table-row table:style-name="Table1.9">
          <table:table-cell table:style-name="Table1.A5" office:value-type="string">
            <text:p text:style-name="P10">Tipo adquisición:</text:p>
          </table:table-cell>
          <table:table-cell table:style-name="Table1.B5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5"/>
          </table:table-cell>
        </table:table-row>
        <table:table-row table:style-name="Table1.9">
          <table:table-cell table:style-name="Table1.A5" office:value-type="string">
            <text:p text:style-name="P10">Proveedor:</text:p>
          </table:table-cell>
          <table:table-cell table:style-name="Table1.B5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5"/>
          </table:table-cell>
        </table:table-row>
        <table:table-row table:style-name="Table1.9">
          <table:table-cell table:style-name="Table1.A5" office:value-type="string">
            <text:p text:style-name="P10">Nro Factura:</text:p>
          </table:table-cell>
          <table:table-cell table:style-name="Table1.B5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5"/>
          </table:table-cell>
        </table:table-row>
        <table:table-row table:style-name="Table1.9">
          <table:table-cell table:style-name="Table1.A5" office:value-type="string">
            <text:p text:style-name="P10">Importe Unitario:</text:p>
          </table:table-cell>
          <table:table-cell table:style-name="Table1.B5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5"/>
          </table:table-cell>
        </table:table-row>
        <table:table-row table:style-name="Table1.9">
          <table:table-cell table:style-name="Table1.A5" office:value-type="string">
            <text:p text:style-name="P10">Importe Total:</text:p>
          </table:table-cell>
          <table:table-cell table:style-name="Table1.B5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5"/>
          </table:table-cell>
        </table:table-row>
        <table:table-row table:style-name="Table1.9">
          <table:table-cell table:style-name="Table1.A5" office:value-type="string">
            <text:p text:style-name="P10"/>
          </table:table-cell>
          <table:table-cell table:style-name="Table1.B7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5"/>
          </table:table-cell>
        </table:table-row>
        <table:table-row table:style-name="TableLine94608743322256">
          <table:table-cell table:style-name="Table1.A3" table:number-columns-spanned="7" office:value-type="string">
            <text:p text:style-name="P11"/>
            <text:p text:style-name="P21">Bien adqui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5" office:value-type="string">
            <text:p text:style-name="P12">Código identificación:</text:p>
          </table:table-cell>
          <table:table-cell table:style-name="Table1.B5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5"/>
          </table:table-cell>
        </table:table-row>
        <table:table-row table:style-name="Table1.17">
          <table:table-cell table:style-name="Table1.A5" office:value-type="string">
            <text:p text:style-name="P19">Nro Sari</text:p>
          </table:table-cell>
          <table:table-cell table:style-name="Table1.B5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5"/>
          </table:table-cell>
        </table:table-row>
        <table:table-row table:style-name="Table1.17">
          <table:table-cell table:style-name="Table1.A5" office:value-type="string">
            <text:p text:style-name="P12">Detalle:</text:p>
          </table:table-cell>
          <table:table-cell table:style-name="Table1.B19" table:number-columns-spanned="3" office:value-type="string">
            <text:p text:style-name="P18">N.º Serie:</text:p>
            <text:p text:style-name="P18"/>
            <text:p text:style-name="P18"/>
          </table:table-cell>
          <table:covered-table-cell/>
          <table:covered-table-cell/>
          <table:table-cell table:style-name="Table1.B19" office:value-type="string">
            <text:p text:style-name="P18">N.º Imei</text:p>
          </table:table-cell>
          <table:table-cell table:style-name="Table1.B5" office:value-type="string">
            <text:p text:style-name="P18">Marca/Modelo</text:p>
          </table:table-cell>
          <table:table-cell table:style-name="Table1.G5" office:value-type="string">
            <text:p text:style-name="P5"/>
          </table:table-cell>
        </table:table-row>
        <table:table-row table:style-name="Table1.17">
          <table:table-cell table:style-name="Table1.A5" office:value-type="string">
            <text:p text:style-name="P12">Descripción:</text:p>
          </table:table-cell>
          <table:table-cell table:style-name="Table1.B5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5"/>
          </table:table-cell>
        </table:table-row>
        <table:table-row table:style-name="Table1.17">
          <table:table-cell table:style-name="Table1.A5" office:value-type="string">
            <text:p text:style-name="P12">Característica:</text:p>
          </table:table-cell>
          <table:table-cell table:style-name="Table1.B5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5"/>
          </table:table-cell>
        </table:table-row>
        <table:table-row table:style-name="Table1.22">
          <table:table-cell table:style-name="Table1.A2" table:number-columns-spanned="2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8">_______________________________</text:p>
            <text:p text:style-name="P23">Firma Responsable Sector</text:p>
          </table:table-cell>
          <table:covered-table-cell/>
          <table:table-cell table:style-name="Table1.B5" table:number-columns-spanned="4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4">_____________________________</text:p>
            <text:p text:style-name="P23">Firma Responsable Compras</text:p>
          </table:table-cell>
          <table:covered-table-cell/>
          <table:covered-table-cell/>
          <table:covered-table-cell/>
          <table:table-cell table:style-name="Table1.B19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/></text:p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66cm" svg:y="-0.661cm" svg:width="9.278cm" svg:height="1.453cm" draw:z-index="0"><draw:image xlink:href="Pictures/10000201000005FC000000F08374381ABD1B98E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09:24.619888941</meta:creation-date>
    <dc:date>2022-07-29T08:23:32.347537162</dc:date>
    <meta:editing-duration>PT3H27M13S</meta:editing-duration>
    <meta:editing-cycles>55</meta:editing-cycles>
    <meta:generator>LibreOffice/6.4.7.2$Linux_X86_64 LibreOffice_project/40$Build-2</meta:generator>
    <meta:document-statistic meta:table-count="1" meta:image-count="1" meta:object-count="0" meta:page-count="1" meta:paragraph-count="30" meta:word-count="59" meta:character-count="696" meta:non-whitespace-character-count="492"/>
  </office:meta>
</office:document-meta>
</file>